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adb4d" officeooo:paragraph-rsid="000adb4d"/>
    </style:style>
    <style:style style:name="P2" style:family="paragraph" style:parent-style-name="Text_20_body" style:list-style-name="L1">
      <style:text-properties officeooo:rsid="000adb4d" officeooo:paragraph-rsid="000adb4d"/>
    </style:style>
    <style:style style:name="P3" style:family="paragraph" style:parent-style-name="Text_20_body" style:list-style-name="L1">
      <style:text-properties officeooo:rsid="000e95d4" officeooo:paragraph-rsid="000e95d4"/>
    </style:style>
    <style:style style:name="P4" style:family="paragraph" style:parent-style-name="Text_20_body" style:list-style-name="L1">
      <style:text-properties officeooo:rsid="000c97fb" officeooo:paragraph-rsid="000c97fb"/>
    </style:style>
    <style:style style:name="P5" style:family="paragraph" style:parent-style-name="Text_20_body" style:list-style-name="L1">
      <style:text-properties officeooo:rsid="001167c0" officeooo:paragraph-rsid="001167c0"/>
    </style:style>
    <style:style style:name="P6" style:family="paragraph" style:parent-style-name="Text_20_body" style:list-style-name="L1">
      <style:text-properties officeooo:rsid="001180ad" officeooo:paragraph-rsid="001180ad"/>
    </style:style>
    <style:style style:name="P7" style:family="paragraph" style:parent-style-name="Text_20_body" style:list-style-name="L1">
      <style:text-properties officeooo:rsid="0012037a" officeooo:paragraph-rsid="0012037a"/>
    </style:style>
    <style:style style:name="T1" style:family="text">
      <style:text-properties officeooo:rsid="000c97fb"/>
    </style:style>
    <style:style style:name="T2" style:family="text">
      <style:text-properties officeooo:rsid="00106836"/>
    </style:style>
    <style:style style:name="T3" style:family="text">
      <style:text-properties officeooo:rsid="0012e0ae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short time memory in drosophila</text:p>
      <text:h text:style-name="Heading_20_1" text:outline-level="1">Complement</text:h>
      <text:list xml:id="list4472038804557414770" text:style-name="L1">
        <text:list-item>
          <text:p text:style-name="P2">In order to create a mutated population only male are used</text:p>
          <text:list>
            <text:list-item>
              <text:p text:style-name="P2">There will be no cross after with mutated female after</text:p>
            </text:list-item>
            <text:list-item>
              <text:p text:style-name="P3">They create more gametes than females</text:p>
            </text:list-item>
            <text:list-item>
              <text:p text:style-name="P3">There is no need to create a huge population of mutants because every male can create many gametes <text:span text:style-name="T2">(only 10)</text:span></text:p>
            </text:list-item>
          </text:list>
        </text:list-item>
        <text:list-item>
          <text:p text:style-name="P2">The salvage population is randomly exposed to the mutagen agent <text:span text:style-name="T1">and not too much in order to do not kill them all.</text:span></text:p>
        </text:list-item>
        <text:list-item>
          <text:p text:style-name="P4">Make the difference between potentials mutants and mutants</text:p>
        </text:list-item>
        <text:list-item>
          <text:p text:style-name="P3">How to test short term memory in drosophila: smell and electronic shocks or labyrinth and rewards</text:p>
        </text:list-item>
        <text:list-item>
          <text:p text:style-name="P5">To obtain a big population to study, we cross with salvage female 4 times</text:p>
        </text:list-item>
        <text:list-item>
          <text:p text:style-name="P6">With one cross between female salvage and male mutants</text:p>
          <text:list>
            <text:list-item>
              <text:p text:style-name="P6">No mutants</text:p>
            </text:list-item>
            <text:list-item>
              <text:p text:style-name="P6">Mutants but not with a mutation of interest (no short time memory phenotype)</text:p>
            </text:list-item>
            <text:list-item>
              <text:p text:style-name="P7">Mutation with a phenotype linked with the short term memor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language="en" fo:country="GB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language="en" fo:country="GB" fo:font-weight="bold" style:font-size-asian="130%" style:font-weight-asian="bold" style:font-size-complex="130%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0:04:12.337875657</meta:creation-date>
    <dc:date>2016-12-01T06:51:58.360652407</dc:date>
    <meta:editing-duration>PT12M1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60" meta:character-count="862" meta:non-whitespace-character-count="728"/>
  </office:meta>
</office:document-meta>
</file>